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( wersja 0.1 )</text:p>
      <text:p text:style-name="Standard"/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8-12T15:17:57</meta:creation-date>
    <dc:date>2008-08-12T19:05:32</dc:date>
    <meta:editing-cycles>3</meta:editing-cycles>
    <meta:editing-duration>PT3H47M35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2" meta:word-count="2" meta:character-count="15"/>
  </office:meta>
</office:document-meta>
</file>